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e5c" officeooo:paragraph-rsid="00016e5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 Caserez, Centrone</text:p>
      <text:p text:style-name="P1">link: https://github.com/TadeoLu/Tec-Inno-Tecnologias-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39:05.323733433</meta:creation-date>
    <dc:date>2023-03-21T17:41:03.103539598</dc:date>
    <meta:editing-duration>PT1M58S</meta:editing-duration>
    <meta:editing-cycles>1</meta:editing-cycles>
    <meta:document-statistic meta:table-count="0" meta:image-count="0" meta:object-count="0" meta:page-count="1" meta:paragraph-count="2" meta:word-count="5" meta:character-count="88" meta:non-whitespace-character-count="85"/>
    <meta:generator>LibreOffice/7.3.7.2$Linux_X86_64 LibreOffice_project/30$Build-2</meta:generator>
  </office:meta>
</office:document-meta>
</file>